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496fc8" officeooo:paragraph-rsid="00496fc8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fo:font-weight="bold" officeooo:rsid="0012e5b7" officeooo:paragraph-rsid="003524eb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color="#000000" fo:font-weight="bold" officeooo:rsid="0039312d" officeooo:paragraph-rsid="0039312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fo:font-weight="bold" officeooo:rsid="0072c4d9" officeooo:paragraph-rsid="0072c4d9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color="#000000" fo:font-weight="bold" officeooo:rsid="0073d538" officeooo:paragraph-rsid="0073d538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44a67" officeooo:paragraph-rsid="00744a67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color="#000000" style:text-underline-style="none" fo:font-weight="normal" officeooo:rsid="00863e27" officeooo:paragraph-rsid="0088734d" style:font-weight-asian="normal" style:font-weight-complex="normal"/>
    </style:style>
    <style:style style:name="P9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10" style:family="paragraph" style:parent-style-name="Standard">
      <style:paragraph-properties fo:margin-top="0.499cm" fo:margin-bottom="0.25cm" loext:contextual-spacing="false" fo:text-align="start" style:justify-single-word="false" style:writing-mode="page"/>
      <style:text-properties fo:color="#000000" style:font-name="Liberation Serif" fo:font-weight="normal" officeooo:rsid="0012e5b7" officeooo:paragraph-rsid="0012e5b7" style:font-weight-asian="normal" style:font-weight-complex="normal"/>
    </style:style>
    <style:style style:name="P11" style:family="paragraph" style:parent-style-name="Standard">
      <style:paragraph-properties fo:margin-top="0.499cm" fo:margin-bottom="0.25cm" loext:contextual-spacing="false" fo:text-align="start" style:justify-single-word="false" fo:break-before="page" style:writing-mode="page"/>
      <style:text-properties fo:color="#ff00cc" fo:font-weight="bold" officeooo:rsid="0012e5b7" officeooo:paragraph-rsid="0012e5b7" style:font-weight-asian="bold" style:font-weight-complex="bold"/>
    </style:style>
    <style:style style:name="P12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13" style:family="paragraph" style:parent-style-name="Text_20_body">
      <style:paragraph-properties fo:margin-top="0cm" fo:margin-bottom="0.25cm" loext:contextual-spacing="false" fo:line-height="115%" fo:text-align="start" style:justify-single-word="false" style:writing-mode="page"/>
      <style:text-properties fo:color="#000000" style:font-name="Liberation Serif" fo:font-size="12pt" fo:font-weight="normal" officeooo:rsid="0012e5b7" officeooo:paragraph-rsid="00945c1b" style:font-weight-asian="normal" style:font-weight-complex="normal"/>
    </style:style>
    <style:style style:name="P14" style:family="paragraph" style:parent-style-name="Text_20_body">
      <style:paragraph-properties fo:margin-top="0cm" fo:margin-bottom="0.25cm" loext:contextual-spacing="false" fo:line-height="115%" fo:text-align="start" style:justify-single-word="false" style:writing-mode="page"/>
      <style:text-properties fo:color="#000000" style:font-name="Liberation Serif" fo:font-size="12pt" fo:font-weight="normal" officeooo:rsid="00947fae" officeooo:paragraph-rsid="00947fae" style:font-weight-asian="normal" style:font-weight-complex="normal"/>
    </style:style>
    <style:style style:name="P15" style:family="paragraph" style:parent-style-name="Standard">
      <style:paragraph-properties fo:line-height="115%" fo:text-align="start" style:justify-single-word="false" fo:break-before="page"/>
      <style:text-properties fo:color="#000000" fo:font-weight="bold" officeooo:rsid="0072c4d9" officeooo:paragraph-rsid="0072c4d9" style:font-weight-asian="bold" style:font-weight-complex="bold"/>
    </style:style>
    <style:style style:name="P16" style:family="paragraph" style:parent-style-name="Standard">
      <style:paragraph-properties fo:margin-top="0.199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39312d" style:font-weight-asian="bold" style:font-weight-complex="bold"/>
    </style:style>
    <style:style style:name="P17" style:family="paragraph" style:parent-style-name="Text_20_body">
      <style:paragraph-properties fo:margin-top="0cm" fo:margin-bottom="0.25cm" loext:contextual-spacing="false" fo:line-height="115%" fo:text-align="start" style:justify-single-word="false" style:writing-mode="page"/>
      <style:text-properties fo:color="#000000" style:font-name="Liberation Serif" fo:font-size="12pt" fo:font-weight="normal" officeooo:rsid="0091bd29" officeooo:paragraph-rsid="00945c1b" style:font-weight-asian="normal" style:font-weight-complex="normal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122e9a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508482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53715a" officeooo:paragraph-rsid="0053715a" style:font-weight-asian="normal" style:font-weight-complex="normal"/>
    </style:style>
    <style:style style:name="P23" style:family="paragraph" style:parent-style-name="Standard" style:list-style-name="L3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808d1e" officeooo:paragraph-rsid="00808d1e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837ad9" officeooo:paragraph-rsid="00837ad9" style:font-weight-asian="normal" style:font-weight-complex="normal"/>
    </style:style>
    <style:style style:name="P25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75343" officeooo:paragraph-rsid="00775343" style:font-weight-asian="normal" style:font-weight-complex="normal"/>
    </style:style>
    <style:style style:name="P26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c70a4" officeooo:paragraph-rsid="007c70a4" style:font-weight-asian="normal" style:font-weight-complex="normal"/>
    </style:style>
    <style:style style:name="P27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7e90ca" officeooo:paragraph-rsid="007e90ca" style:font-weight-asian="normal" style:font-weight-complex="normal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5c7ae" officeooo:paragraph-rsid="0065c7ae" style:font-weight-asian="normal" style:font-weight-complex="normal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667f33" officeooo:paragraph-rsid="00678ac2" style:font-weight-asian="normal" style:font-weight-complex="normal"/>
    </style:style>
    <style:style style:name="P30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95550" officeooo:paragraph-rsid="00895550" style:font-weight-asian="normal" style:font-weight-complex="normal"/>
    </style:style>
    <style:style style:name="P31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95550" officeooo:paragraph-rsid="008efe0a" style:font-weight-asian="normal" style:font-weight-complex="normal"/>
    </style:style>
    <style:style style:name="P32" style:family="paragraph" style:parent-style-name="Standard" style:list-style-name="L4">
      <style:paragraph-properties fo:line-height="115%" fo:text-align="start" style:justify-single-word="false"/>
      <style:text-properties fo:color="#000000" fo:font-weight="normal" officeooo:rsid="00895550" officeooo:paragraph-rsid="00895550" style:font-weight-asian="normal" style:font-weight-complex="normal"/>
    </style:style>
    <style:style style:name="P33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d6170" officeooo:paragraph-rsid="008efe0a" style:font-weight-asian="normal" style:font-weight-complex="normal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d6170" officeooo:paragraph-rsid="008d6170" style:font-weight-asian="normal" style:font-weight-complex="normal"/>
    </style:style>
    <style:style style:name="P35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efe0a" officeooo:paragraph-rsid="008efe0a" style:font-weight-asian="normal" style:font-weight-complex="normal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f6148" officeooo:paragraph-rsid="008f6148" style:font-weight-asian="normal" style:font-weight-complex="normal"/>
    </style:style>
    <style:style style:name="P37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808d1e" officeooo:paragraph-rsid="00808d1e" style:font-weight-asian="normal" style:font-weight-complex="normal"/>
    </style:style>
    <style:style style:name="P38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837ad9" officeooo:paragraph-rsid="00837ad9" style:font-weight-asian="normal" style:font-weight-complex="normal"/>
    </style:style>
    <style:style style:name="P39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none" fo:font-weight="normal" officeooo:rsid="0084cd47" officeooo:paragraph-rsid="0084cd47" style:font-weight-asian="normal" style:font-weight-complex="normal"/>
    </style:style>
    <style:style style:name="P40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none" fo:font-weight="normal" officeooo:rsid="0084cd47" officeooo:paragraph-rsid="00863e27" style:font-weight-asian="normal" style:font-weight-complex="normal"/>
    </style:style>
    <style:style style:name="P41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none" fo:font-weight="normal" officeooo:rsid="00863e27" officeooo:paragraph-rsid="00863e27" style:font-weight-asian="normal" style:font-weight-complex="normal"/>
    </style:style>
    <style:style style:name="P42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none" fo:font-weight="normal" officeooo:rsid="008d6170" officeooo:paragraph-rsid="008de276" style:font-weight-asian="normal" style:font-weight-complex="normal"/>
    </style:style>
    <style:style style:name="P43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75343" officeooo:paragraph-rsid="00775343" style:font-weight-asian="normal" style:font-weight-complex="normal"/>
    </style:style>
    <style:style style:name="P44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94cfa" officeooo:paragraph-rsid="00794cfa" style:font-weight-asian="normal" style:font-weight-complex="normal"/>
    </style:style>
    <style:style style:name="P45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c70a4" officeooo:paragraph-rsid="007c70a4" style:font-weight-asian="normal" style:font-weight-complex="normal"/>
    </style:style>
    <style:style style:name="P46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ddc52" officeooo:paragraph-rsid="007ddc52" style:font-weight-asian="normal" style:font-weight-complex="normal"/>
    </style:style>
    <style:style style:name="P47" style:family="paragraph" style:parent-style-name="Standard" style:list-style-name="L6">
      <style:paragraph-properties fo:line-height="115%" fo:text-align="start" style:justify-single-word="false"/>
      <style:text-properties fo:color="#000000" style:text-underline-style="none" fo:font-weight="normal" officeooo:rsid="007e90ca" officeooo:paragraph-rsid="007e90ca" style:font-weight-asian="normal" style:font-weight-complex="normal"/>
    </style:style>
    <style:style style:name="P48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49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e5b7" officeooo:paragraph-rsid="0012e5b7" style:font-weight-asian="bold" style:font-weight-complex="bold"/>
    </style:style>
    <style:style style:name="P50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bold" officeooo:rsid="002e52a6" officeooo:paragraph-rsid="002e52a6" style:font-weight-asian="bold" style:font-weight-complex="bold"/>
    </style:style>
    <style:style style:name="P51" style:family="paragraph" style:parent-style-name="Standard" style:list-style-name="L1">
      <style:paragraph-properties fo:line-height="115%" fo:text-align="start" style:justify-single-word="false" fo:break-before="page"/>
      <style:text-properties fo:color="#000000" fo:font-weight="bold" officeooo:rsid="0012e5b7" officeooo:paragraph-rsid="003524e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f9b0" style:font-weight-asian="normal" style:font-weight-complex="normal"/>
    </style:style>
    <style:style style:name="T5" style:family="text">
      <style:text-properties fo:font-weight="normal" officeooo:rsid="003706ca" style:font-weight-asian="normal" style:font-weight-complex="normal"/>
    </style:style>
    <style:style style:name="T6" style:family="text">
      <style:text-properties fo:font-weight="normal" officeooo:rsid="0049280b" style:font-weight-asian="normal" style:font-weight-complex="normal"/>
    </style:style>
    <style:style style:name="T7" style:family="text">
      <style:text-properties fo:font-weight="normal" officeooo:rsid="004c1bc9" style:font-weight-asian="normal" style:font-weight-complex="normal"/>
    </style:style>
    <style:style style:name="T8" style:family="text">
      <style:text-properties fo:font-weight="normal" officeooo:rsid="004d5381" style:font-weight-asian="normal" style:font-weight-complex="normal"/>
    </style:style>
    <style:style style:name="T9" style:family="text">
      <style:text-properties fo:font-weight="normal" officeooo:rsid="004e9f8c" style:font-weight-asian="normal" style:font-weight-complex="normal"/>
    </style:style>
    <style:style style:name="T10" style:family="text">
      <style:text-properties fo:font-weight="normal" officeooo:rsid="00470491" style:font-weight-asian="normal" style:font-weight-complex="normal"/>
    </style:style>
    <style:style style:name="T11" style:family="text">
      <style:text-properties fo:font-weight="normal" officeooo:rsid="001765b5" style:font-weight-asian="normal" style:font-weight-complex="normal"/>
    </style:style>
    <style:style style:name="T12" style:family="text">
      <style:text-properties fo:font-weight="normal" officeooo:rsid="0046602b" style:font-weight-asian="normal" style:font-weight-complex="normal"/>
    </style:style>
    <style:style style:name="T13" style:family="text">
      <style:text-properties fo:font-weight="normal" officeooo:rsid="00515e03" style:font-weight-asian="normal" style:font-weight-complex="normal"/>
    </style:style>
    <style:style style:name="T14" style:family="text">
      <style:text-properties fo:font-weight="normal" officeooo:rsid="0070a513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1d9da5"/>
    </style:style>
    <style:style style:name="T17" style:family="text">
      <style:text-properties style:text-underline-style="none" fo:font-weight="normal" officeooo:rsid="00526421" style:font-weight-asian="normal" style:font-weight-complex="normal"/>
    </style:style>
    <style:style style:name="T18" style:family="text">
      <style:text-properties style:text-underline-style="none" officeooo:rsid="0053a859"/>
    </style:style>
    <style:style style:name="T19" style:family="text">
      <style:text-properties style:text-underline-style="none" officeooo:rsid="00553aa4"/>
    </style:style>
    <style:style style:name="T20" style:family="text">
      <style:text-properties style:text-underline-style="none" officeooo:rsid="0056523d"/>
    </style:style>
    <style:style style:name="T21" style:family="text">
      <style:text-properties style:text-underline-style="none" officeooo:rsid="005771fd"/>
    </style:style>
    <style:style style:name="T22" style:family="text">
      <style:text-properties style:text-underline-style="none" officeooo:rsid="00591d82"/>
    </style:style>
    <style:style style:name="T23" style:family="text">
      <style:text-properties style:text-underline-style="none" officeooo:rsid="005ae95f"/>
    </style:style>
    <style:style style:name="T24" style:family="text">
      <style:text-properties style:text-underline-style="none" officeooo:rsid="005bda98"/>
    </style:style>
    <style:style style:name="T25" style:family="text">
      <style:text-properties style:text-underline-style="none" officeooo:rsid="005cab6c"/>
    </style:style>
    <style:style style:name="T26" style:family="text">
      <style:text-properties style:text-underline-style="none" officeooo:rsid="005cf893"/>
    </style:style>
    <style:style style:name="T27" style:family="text">
      <style:text-properties style:text-underline-style="none" officeooo:rsid="005d01b7"/>
    </style:style>
    <style:style style:name="T28" style:family="text">
      <style:text-properties style:text-underline-style="none" officeooo:rsid="005dbfe7"/>
    </style:style>
    <style:style style:name="T29" style:family="text">
      <style:text-properties style:text-underline-style="none" officeooo:rsid="005f9b02"/>
    </style:style>
    <style:style style:name="T30" style:family="text">
      <style:text-properties style:text-underline-style="none" officeooo:rsid="006151a4"/>
    </style:style>
    <style:style style:name="T31" style:family="text">
      <style:text-properties style:text-underline-style="none" officeooo:rsid="00627c43"/>
    </style:style>
    <style:style style:name="T32" style:family="text">
      <style:text-properties style:text-underline-style="none" officeooo:rsid="00635629"/>
    </style:style>
    <style:style style:name="T33" style:family="text">
      <style:text-properties officeooo:rsid="004790f8"/>
    </style:style>
    <style:style style:name="T34" style:family="text">
      <style:text-properties officeooo:rsid="0064afe1"/>
    </style:style>
    <style:style style:name="T35" style:family="text">
      <style:text-properties officeooo:rsid="0065c7ae"/>
    </style:style>
    <style:style style:name="T36" style:family="text">
      <style:text-properties officeooo:rsid="00678ac2"/>
    </style:style>
    <style:style style:name="T37" style:family="text">
      <style:text-properties officeooo:rsid="00881b6b"/>
    </style:style>
    <style:style style:name="T38" style:family="text">
      <style:text-properties officeooo:rsid="0088734d"/>
    </style:style>
    <style:style style:name="T39" style:family="text">
      <style:text-properties officeooo:rsid="008cd142"/>
    </style:style>
    <style:style style:name="T40" style:family="text">
      <style:text-properties officeooo:rsid="008d6170"/>
    </style:style>
    <style:style style:name="T41" style:family="text">
      <style:text-properties officeooo:rsid="008efe0a"/>
    </style:style>
    <style:style style:name="T42" style:family="text">
      <style:text-properties officeooo:rsid="008f6148"/>
    </style:style>
    <style:style style:name="T43" style:family="text">
      <style:text-properties officeooo:rsid="00895550"/>
    </style:style>
    <style:style style:name="T44" style:family="text">
      <style:text-properties officeooo:rsid="0091bd29"/>
    </style:style>
    <style:style style:name="T45" style:family="text">
      <style:text-properties officeooo:rsid="0096a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3">2</text:span>. <text:span text:style-name="T33">ROMEO A JULIE</text:span></text:p>
      <text:p text:style-name="P2">William Shakespeare</text:p>
      <text:p text:style-name="P12"><text:span text:style-name="T2">ROZBOR DÍLA</text:span><text:span text:style-name="T1">:</text:span></text:p>
      <text:list xml:id="list4460388833106037115" text:style-name="L1">
        <text:list-item>
          <text:p text:style-name="P18"><text:span text:style-name="T1">téma:</text:span> <text:span text:style-name="T34">nešťastný osud dvou milenců pocházejících ze znepřátelených rodů</text:span></text:p>
        </text:list-item>
        <text:list-item>
          <text:p text:style-name="P19">motiv: <text:span text:style-name="T4">z výňatku</text:span></text:p>
        </text:list-item>
        <text:list-item>
          <text:p text:style-name="P19">časoprostor: <text:span text:style-name="T7">italské město Verona, později Mantov, 2. pol. 16. století</text:span></text:p>
        </text:list-item>
        <text:list-item>
          <text:p text:style-name="P20">kompoziční výstavba: <text:span text:style-name="T8">dílo je rozděleno do 5-ti dějství + prolog (formou sonetu, </text:span><text:span text:style-name="T9">ú</text:span><text:span text:style-name="T8">vodní<text:line-break/><text:tab/><text:tab/><text:tab/>část spisu, uvádí drama)<text:line-break/><text:tab/><text:tab/><text:tab/></text:span><text:span text:style-name="T10">klasická stavba dramatu </text:span><text:span text:style-name="T11">(expozice, kolize, krize, </text:span><text:span text:style-name="T12">peripetie, </text:span><text:span text:style-name="T11">katastrofa)<text:line-break/><text:tab/><text:tab/><text:tab/></text:span><text:span text:style-name="T13">psáno chronologicky, děj graduje</text:span></text:p>
        </text:list-item>
        <text:list-item>
          <text:p text:style-name="P19">literární druh: <text:span text:style-name="T6">drama</text:span></text:p>
        </text:list-item>
        <text:list-item>
          <text:p text:style-name="P48">literární žánr: <text:span text:style-name="T6">milostná tragédie</text:span></text:p>
        </text:list-item>
        <text:list-item>
          <text:p text:style-name="P21">postavy: </text:p>
          <text:list>
            <text:list-item>
              <text:p text:style-name="P22">Julie Kapuletová<text:span text:style-name="T15"> –</text:span><text:span text:style-name="T18"> 14-ti letá dívka, krásná, naivní, odvážná, </text:span><text:span text:style-name="T19">tvrdohlavá,</text:span><text:span text:style-name="T18"> hluboce<text:line-break/><text:tab/><text:tab/>zamilovaná do Romea, nechala se donutit ke svatbě s Parisem, zemřela<text:line-break/><text:tab/><text:tab/>pro svou lásku</text:span></text:p>
            </text:list-item>
            <text:list-item>
              <text:p text:style-name="P22">Kapulet<text:span text:style-name="T15"> –</text:span><text:span text:style-name="T20"> Juliin otec, vládne tvrdou rukou, chce aby ho dcera ve všem poslechla a pokud<text:line-break/><text:tab/> <text:s text:c="4"/>ne je schopen ji vykázat z domu</text:span></text:p>
            </text:list-item>
            <text:list-item>
              <text:p text:style-name="P22">Kapuletová<text:span text:style-name="T15"> –</text:span><text:span text:style-name="T21"> Juliina matka, chová se k Julii zle a chladně</text:span></text:p>
            </text:list-item>
            <text:list-item>
              <text:p text:style-name="P22">Samson a Řehoř<text:span text:style-name="T15"> –</text:span><text:span text:style-name="T22"> Kapuletovi sluhové</text:span></text:p>
            </text:list-item>
            <text:list-item>
              <text:p text:style-name="P22">Tybalt<text:span text:style-name="T15"> –</text:span><text:span text:style-name="T23"> Juliin bratranec, pomstychtivý, bojovný, nesnáší Monteky,</text:span></text:p>
            </text:list-item>
            <text:list-item>
              <text:p text:style-name="P22">Juliina chůva<text:span text:style-name="T15"> –</text:span><text:span text:style-name="T24"> spolehlivá, důvěryhodná, </text:span><text:span text:style-name="T25">hodná, upovídaná, nerozumná, vychovává Julii<text:line-break/><text:tab/><text:tab/>od narození, má ji ráda</text:span></text:p>
            </text:list-item>
            <text:list-item>
              <text:p text:style-name="P22">Paris<text:span text:style-name="T15"> –</text:span><text:span text:style-name="T26"> mladý hrabě, nápadník Julie, příbuzný vévody veronského Eskala, namyšlený,<text:line-break/><text:tab/>odvážný, vytrvalý, upřímný</text:span></text:p>
            </text:list-item>
            <text:list-item>
              <text:p text:style-name="P22">Romeo Montek<text:span text:style-name="T15"> –</text:span><text:span text:style-name="T26"> mladý, odvážný, ze začátku povrchně miluje Rosalinu, následně<text:line-break/><text:tab/><text:tab/>hluboce zamilován do Julie</text:span></text:p>
            </text:list-item>
            <text:list-item>
              <text:p text:style-name="P22">Montek a Monteková<text:span text:style-name="T15"> –</text:span><text:span text:style-name="T27"> Romeovi rodiče</text:span></text:p>
            </text:list-item>
            <text:list-item>
              <text:p text:style-name="P22">Baltazar<text:span text:style-name="T15"> –</text:span><text:span text:style-name="T26"> Romeův sluha</text:span></text:p>
            </text:list-item>
            <text:list-item>
              <text:p text:style-name="P22">Abraham<text:span text:style-name="T15"> –</text:span><text:span text:style-name="T28"> sluha Monteků</text:span></text:p>
            </text:list-item>
            <text:list-item>
              <text:p text:style-name="P22">Merkucio<text:span text:style-name="T15"> –</text:span><text:span text:style-name="T29"> Romeův nejlepší přítel, starší, Romeo k němu vzhlíží, výmluvný, agresivní,<text:line-break/><text:tab/> <text:s text:c="3"/>vtipný, vévodův příbuzný</text:span></text:p>
            </text:list-item>
            <text:list-item>
              <text:p text:style-name="P22">Benvolio<text:span text:style-name="T15"> –</text:span><text:span text:style-name="T30"> Romeův přítel, </text:span><text:span text:style-name="T31">synovec Montekův, </text:span><text:span text:style-name="T30">rozumný, čestný, spravedlivý, </text:span><text:span text:style-name="T31">mírný,<text:line-break/><text:tab/> <text:s text:c="3"/>zábavný</text:span></text:p>
            </text:list-item>
            <text:list-item>
              <text:p text:style-name="P22">otec Vavřinec<text:span text:style-name="T15"> –</text:span><text:span text:style-name="T32"> kněz, moudrý, vzdělaný, čestný, ochotný pomoci, přál lásce Romea a<text:line-break/><text:tab/><text:tab/>Julie, tajně je oddal</text:span></text:p>
            </text:list-item>
          </text:list>
        </text:list-item>
        <text:list-item>
          <text:p text:style-name="P50"><text:span text:style-name="T16">v</text:span><text:span text:style-name="T15">yprávěcí způsoby: </text:span><text:span text:style-name="T17">er-forma</text:span></text:p>
        </text:list-item>
        <text:list-item>
          <text:p text:style-name="P49">typy promluv: <text:span text:style-name="T14">přímá i nepřímá řeč, dialogy a monology</text:span></text:p>
        </text:list-item>
      </text:list>
      <text:p text:style-name="P3"/>
      <text:list xml:id="list162715645375988" text:continue-numbering="true" text:style-name="L1">
        <text:list-item>
          <text:p text:style-name="P51">jazykové prostředky:<text:span text:style-name="T3"> </text:span></text:p>
          <text:list>
            <text:list-item>
              <text:p text:style-name="P28">spisovná čeština, <text:span text:style-name="T36">jambický verš (verš-první slabika krátká, druhá dlouhá /případně první přízvučná a druhá nepřízvučná)</text:span></text:p>
            </text:list-item>
            <text:list-item>
              <text:p text:style-name="P29">řečnické otázky, přirovnání, archaismy, <text:span text:style-name="T35">citově zabarvené výrazy, opakování slov</text:span></text:p>
            </text:list-item>
          </text:list>
        </text:list-item>
        <text:list-item>
          <text:p text:style-name="P21">tropy a figury: <text:span text:style-name="T5">ve výňatku</text:span></text:p>
        </text:list-item>
      </text:list>
      <text:p text:style-name="P9">AUTOR:</text:p>
      <text:p text:style-name="P6">William Shakespeare</text:p>
      <text:list xml:id="list7703112914781700735" text:style-name="L2">
        <text:list-item>
          <text:p text:style-name="P30"><text:span text:style-name="T40">1564 (</text:span>Stratford <text:span text:style-name="T42">nad</text:span> Avon<text:span text:style-name="T42">ou) – 1616</text:span></text:p>
        </text:list-item>
        <text:list-item>
          <text:p text:style-name="P33">anglický národní básník a dramatik, klíčová postava evropského dramatu</text:p>
        </text:list-item>
        <text:list-item>
          <text:p text:style-name="P33">věnoval se i herectví</text:p>
        </text:list-item>
        <text:list-item>
          <text:p text:style-name="P34">otec rukavičkář, matka ze zemanské rodiny</text:p>
        </text:list-item>
        <text:list-item>
          <text:p text:style-name="P35">vystudoval gymnázium</text:p>
        </text:list-item>
        <text:list-item>
          <text:p text:style-name="P35">v 18 letech se oženil se starší Annou (26), měli spolu dceru Sussanu a dvojčata Judithu a Hamneta</text:p>
        </text:list-item>
        <text:list-item>
          <text:p text:style-name="P35">byl naposledy spatřen na křtu dvojčat a poté na 7 let zmizel</text:p>
        </text:list-item>
        <text:list-item>
          <text:p text:style-name="P31">odešel do Londýna, <text:span text:style-name="T41">hrál v různých divadelních společnostech, stal se spolumajitelem divadla (brzy zavřeno kvůli morové epidemii)</text:span></text:p>
        </text:list-item>
        <text:list-item>
          <text:p text:style-name="P35">po epidemii člen nové divadelní společnosti Služebníci lorda komořího (Lord Chamberlain´s Men), kde působil jako herec a dramatik</text:p>
        </text:list-item>
        <text:list-item>
          <text:p text:style-name="P31"><text:span text:style-name="T41">po přemístění společnosti do divadla </text:span>The Globe<text:span text:style-name="T41"> se stal z 1/10 vlastníkem</text:span> divadla</text:p>
        </text:list-item>
        <text:list-item>
          <text:p text:style-name="P36">po vyhoření divadla se vrátil s manželkou a dcerami (syn zemřel v 11 letech) do <text:span text:style-name="T43">Stratford </text:span>nad<text:span text:style-name="T43"> Avon</text:span>ou, kde zůstal až do své smrti</text:p>
        </text:list-item>
        <text:list-item>
          <text:p text:style-name="P30">autor divadelních <text:span text:style-name="T40">37 </text:span>her <text:span text:style-name="T40">(u</text:span> některých sporné autorství<text:span text:style-name="T40">) a 154 sonetů, básně</text:span></text:p>
        </text:list-item>
        <text:list-item>
          <text:p text:style-name="P30">hry řeší nadčasová témata, které li<text:span text:style-name="T39">di</text:span> vždy zajímaly</text:p>
        </text:list-item>
        <text:list-item>
          <text:p text:style-name="P35">jeho hry přeloženy do mnoha jazyků</text:p>
        </text:list-item>
        <text:list-item>
          <text:p text:style-name="P36">nedoložené zprávy o jeho životě však vedou k dohadům, že se za jménem Shakespeare skrývá jiný autor</text:p>
        </text:list-item>
      </text:list>
      <text:p text:style-name="P16">Další díla:</text:p>
      <text:list xml:id="list8265899277918062147" text:style-name="L3">
        <text:list-item>
          <text:p text:style-name="P23">tragédie</text:p>
          <text:list>
            <text:list-item>
              <text:p text:style-name="P37">Hamlet</text:p>
            </text:list-item>
            <text:list-item>
              <text:p text:style-name="P37">Othello</text:p>
            </text:list-item>
            <text:list-item>
              <text:p text:style-name="P37">Král Lear</text:p>
            </text:list-item>
            <text:list-item>
              <text:p text:style-name="P37">Macbeth</text:p>
            </text:list-item>
          </text:list>
        </text:list-item>
        <text:list-item>
          <text:p text:style-name="P23">komedie</text:p>
          <text:list>
            <text:list-item>
              <text:p text:style-name="P37">Sen noci Svatojánské</text:p>
            </text:list-item>
            <text:list-item>
              <text:p text:style-name="P37">Zkrocení zlé ženy</text:p>
            </text:list-item>
            <text:list-item>
              <text:p text:style-name="P37">Večer tří králů</text:p>
            </text:list-item>
            <text:list-item>
              <text:p text:style-name="P37">Kupec benátský</text:p>
            </text:list-item>
          </text:list>
        </text:list-item>
        <text:list-item>
          <text:p text:style-name="P24">historické hry</text:p>
          <text:list>
            <text:list-item>
              <text:p text:style-name="P38">Jindřich IV.</text:p>
            </text:list-item>
            <text:list-item>
              <text:p text:style-name="P38">Richard II.</text:p>
            </text:list-item>
          </text:list>
        </text:list-item>
      </text:list>
      <text:p text:style-name="P5"/>
      <text:p text:style-name="P15">Literárně-historický kontext</text:p>
      <text:list xml:id="list7029264286752669309" text:style-name="L4">
        <text:list-item>
          <text:p text:style-name="P32">největší rozkvět Renesance v Anglii = Alžbětínská renesance</text:p>
        </text:list-item>
        <text:list-item>
          <text:p text:style-name="P32">vládla Alžběta I., podporovala divadlo, vzniklo mnoho hereckých skupin a v Londýně i mnoho divadel</text:p>
        </text:list-item>
      </text:list>
      <text:p text:style-name="P5">Umělecké směry období</text:p>
      <text:p text:style-name="P7">Renesance</text:p>
      <text:list xml:id="list2177897408022685078" text:style-name="L5">
        <text:list-item>
          <text:p text:style-name="P39">14. - 17. století, Itálie</text:p>
        </text:list-item>
        <text:list-item>
          <text:p text:style-name="P41">inspiraci hledá v antice</text:p>
        </text:list-item>
        <text:list-item>
          <text:p text:style-name="P41">vliv zámořských a astronomických objevů (objevení Ameriky)</text:p>
        </text:list-item>
        <text:list-item>
          <text:p text:style-name="P41">touha po pravdě</text:p>
        </text:list-item>
        <text:list-item>
          <text:p text:style-name="P42">rozvoj stavitelství a umění</text:p>
        </text:list-item>
        <text:list-item>
          <text:p text:style-name="P42">důraz na národní jazyky</text:p>
        </text:list-item>
        <text:list-item>
          <text:p text:style-name="P41">důvěra ve vědu a lidský rozum, objeven knihtisk (rychlejší šíření informací)</text:p>
        </text:list-item>
        <text:list-item>
          <text:p text:style-name="P41">obrací zájem od boha k člověku, zájem o posmrtný život</text:p>
        </text:list-item>
        <text:list-item>
          <text:p text:style-name="P40">staví se proti středověkému myšlení a církevním dogmatům</text:p>
        </text:list-item>
        <text:list-item>
          <text:p text:style-name="P41">člověk nechce žít v odříkání, chce si užít života na Zemi</text:p>
        </text:list-item>
        <text:list-item>
          <text:p text:style-name="P41">renesanční člověk = mnohostranný člověk (Leonardo da Vinci – Malíř Mona Lisa, stavitel, básník, vynálezce)</text:p>
        </text:list-item>
        <text:list-item>
          <text:p text:style-name="P41">žánry: sonet = znělka – 14 veršů (4,4,3,3) –<text:span text:style-name="T37"> Sonety Lauře – Petrarca (Itálie), </text:span></text:p>
        </text:list-item>
      </text:list>
      <text:p text:style-name="P8"><text:tab/><text:tab/><text:tab/><text:tab/>–<text:span text:style-name="T37"> 14 veršů (4,4,4,2) – sonety Shakespeare (Anglie)</text:span></text:p>
      <text:p text:style-name="P8"><text:tab/><text:tab/>rámcová povídka – <text:span text:style-name="T38">společný základ pro povídky </text:span>–<text:span text:style-name="T38"> Dekameron </text:span></text:p>
      <text:p text:style-name="P4">Současníci:</text:p>
      <text:list xml:id="list8058654801345065544" text:style-name="L6">
        <text:list-item>
          <text:p text:style-name="P25">Itálie</text:p>
          <text:list>
            <text:list-item>
              <text:p text:style-name="P43">Dante Alighieri – Božská komedie</text:p>
            </text:list-item>
            <text:list-item>
              <text:p text:style-name="P44">Francesco Petrarca – Sonety Lauře</text:p>
            </text:list-item>
            <text:list-item>
              <text:p text:style-name="P44">Giovanni Boccaccio - Dekameron</text:p>
            </text:list-item>
          </text:list>
        </text:list-item>
        <text:list-item>
          <text:p text:style-name="P26">Francie</text:p>
          <text:list>
            <text:list-item>
              <text:p text:style-name="P45">Francois Villon – Malý testament</text:p>
            </text:list-item>
          </text:list>
        </text:list-item>
        <text:list-item>
          <text:p text:style-name="P25">Španělsko</text:p>
          <text:list>
            <text:list-item>
              <text:p text:style-name="P46">Miguel de Cervantes – Důmyslný rytíř don Quijote de la Mancha</text:p>
            </text:list-item>
          </text:list>
        </text:list-item>
        <text:list-item>
          <text:p text:style-name="P27">Čechy</text:p>
          <text:list>
            <text:list-item>
              <text:p text:style-name="P47">Jan Blahoslav – Filipika proti misomusům</text:p>
            </text:list-item>
            <text:list-item>
              <text:p text:style-name="P47">Václav Hájek z Libočan – kronika česká</text:p>
            </text:list-item>
          </text:list>
        </text:list-item>
      </text:list>
      <text:p text:style-name="P9"/>
      <text:p text:style-name="P11">DĚJ:</text:p>
      <text:p text:style-name="P13">Příběh <text:span text:style-name="T44">vypráví o sporu dvou rodů </text:span>Monteků a Kapuletů v <text:span text:style-name="T44">i</text:span>talském městě Verona. <text:span text:style-name="T44">Kapuleti zde pořádají ples, na kterém má hrabě Paris požádat o ruku jejich dceru Julii. Na tento ples ale v přestrojení přijde i Romeo z rodu Monteků společně se svými přáteli Benvoliem a Merkuciem. Romeo zde chce potkat krásnou Rosalinu, do které je zamilovaný a která jeho lásku neopětuje. Jakmile však Romeo spatří Julii na Rosalinu okamžitě zapomene, zdá se mu překrásná a tvrdí, že nepoznal pravou lásku, dokud ji nespatřil. Láska je oboustranná. Problém přichází, když Tybalt (Juliin bratranec) Romea na na plese pozná a chce vyprovokovat bitku. Starý Kapulet ho však zastaví protože si nepřeje skandál po celé Veroně. </text:span></text:p>
      <text:p text:style-name="P17">V noci po ukončení plesu přes velké nebezpečí přijde Romeo do zahrad Kapuletů a Julie mu zde z balkonu vyznává svou lásku. Romeo ji ujistí i o lásce kterou chová on k ní, načež se domluví, že budou se vezmou. Druhý den milence tajně oddá otec Vavřinec, který mladou dvojici podporuje i přes nenávist jejich rodů. Svědkem jim byla pouze Juliina chůva. </text:p>
      <text:p text:style-name="P17">Odpoledne dne svatby proběhne pouliční spor mezi Tybalem, Merkuciem a Benvoliem, při kterém Tybalt zabije Merkucia. Následně Romeo svého přítele pomstí vraždou Tybalta a je vyhoštěn z Verony a odchází do Mantovy. Julie pro Romea truchlí, avšak zastírá to žalem za Tybalta. Kapulet proto rozhodne, že se musí co nejrychleji vdát za Parida, aby ji zbavil zármutku. Zoufalá Julie s pomocí chůvy požádá otce Vavřince o pomoc. Ten zajistí uspávací lektvar, po kterém bude 42 hodin vypadat jako mrtvá a poté pošle vzkaz Romeovi do Mantovi, že společně vyzvednou Julii v rodinné hrobce.</text:p>
      <text:p text:style-name="P14">Julie tedy v předvečer svatby lektvar vypije a ráno na to ji chůva nachází „mrtvou“. Koná se tedy pohřeb. Tento pohřeb vidí i Romeův sluha Baltazar, který měl za úkol Romea informovat o dění ve Veroně, a okamžitě se rozjede Romeovi smutnou zprávu oznámit. Romeo, <text:span text:style-name="T45">nedostal dopis od otce Vavřince, jelikož se posel nedostal ven z města kvůli morové epidemii, a proto je zdrcený a chce ukončit svůj život, jakmile mu Baltazar zprávu předá. <text:s/>Podplatí tedy lékárníka, který mu prodá prudký jed a společně s Baltazarem se vydává zpět do Verony. U hrobky se setká s Paridem nesoucím Julii květiny a proběhne mezi nimi souboj ve kterém Romeo Parida zabije. Poté vstoupí do hrobky a zoufá nad osudem Julie, znovu ji vyznává lásku a naposledy ji políbí, načež vypije lahvičku s jedem. Následně se probouzí Julie a když spatří, že je její milý mrtev, rozhodne se také zemřít. Nejprve se mu snaží slíbat jed ze rtů, ale to nezabírá a tak vezme Romeovu dýku a probodne se. Nad mrtvými těly svých dětí se poté sejdou Montekové a Kapuleti, pochopí hloupost jejich sporů, podají si ruce a konečně se usmíří.</text:span></text:p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2.5.1$Windows_X86_64 LibreOffice_project/0312e1a284a7d50ca85a365c316c7abbf20a4d22</meta:generator>
    <dc:date>2019-02-23T16:27:15.148000000</dc:date>
    <meta:editing-duration>P1DT14H30M4S</meta:editing-duration>
    <meta:editing-cycles>112</meta:editing-cycles>
    <meta:document-statistic meta:table-count="0" meta:image-count="0" meta:object-count="0" meta:page-count="4" meta:paragraph-count="97" meta:word-count="1185" meta:character-count="7281" meta:non-whitespace-character-count="6195"/>
  </office:meta>
</office:document-meta>
</file>